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5.1055in" svg:y="0.9831in">
            <draw:object draw:notify-on-update-of-ranges="Sheet1.A1:Sheet1.A11 Sheet1.B1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7" calcext:value-type="float">
            <text:p>907</text:p>
          </table:table-cell>
          <table:table-cell table:formula="of:=[.A1]*LOG([.A1])" office:value-type="float" office:value="200" calcext:value-type="float">
            <text:p>200</text:p>
          </table:table-cell>
          <table:table-cell table:formula="of:=[.B1]/[.C1]" office:value-type="float" office:value="4.535" calcext:value-type="float">
            <text:p>4.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60" calcext:value-type="float">
            <text:p>2060</text:p>
          </table:table-cell>
          <table:table-cell table:formula="of:=[.A2]*LOG([.A2])" office:value-type="float" office:value="460.205999132796" calcext:value-type="float">
            <text:p>460.2059991328</text:p>
          </table:table-cell>
          <table:table-cell table:formula="of:=[.B2]/[.C2]" office:value-type="float" office:value="4.47625629366377" calcext:value-type="float">
            <text:p>4.47625629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51" calcext:value-type="float">
            <text:p>3351</text:p>
          </table:table-cell>
          <table:table-cell table:formula="of:=[.A3]*LOG([.A3])" office:value-type="float" office:value="743.136376415899" calcext:value-type="float">
            <text:p>743.1363764159</text:p>
          </table:table-cell>
          <table:table-cell table:formula="of:=[.B3]/[.C3]" office:value-type="float" office:value="4.50926654426697" calcext:value-type="float">
            <text:p>4.50926654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98" calcext:value-type="float">
            <text:p>4898</text:p>
          </table:table-cell>
          <table:table-cell table:formula="of:=[.A4]*LOG([.A4])" office:value-type="float" office:value="1040.82399653118" calcext:value-type="float">
            <text:p>1040.8239965312</text:p>
          </table:table-cell>
          <table:table-cell table:formula="of:=[.B4]/[.C4]" office:value-type="float" office:value="4.70588688992938" calcext:value-type="float">
            <text:p>4.7058868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42" calcext:value-type="float">
            <text:p>6042</text:p>
          </table:table-cell>
          <table:table-cell table:formula="of:=[.A5]*LOG([.A5])" office:value-type="float" office:value="1349.48500216801" calcext:value-type="float">
            <text:p>1349.485002168</text:p>
          </table:table-cell>
          <table:table-cell table:formula="of:=[.B5]/[.C5]" office:value-type="float" office:value="4.47726354149416" calcext:value-type="float">
            <text:p>4.4772635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611" calcext:value-type="float">
            <text:p>7611</text:p>
          </table:table-cell>
          <table:table-cell table:formula="of:=[.A6]*LOG([.A6])" office:value-type="float" office:value="1666.89075023019" calcext:value-type="float">
            <text:p>1666.8907502302</text:p>
          </table:table-cell>
          <table:table-cell table:formula="of:=[.B6]/[.C6]" office:value-type="float" office:value="4.5659861025379" calcext:value-type="float">
            <text:p>4.56598610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971" calcext:value-type="float">
            <text:p>8971</text:p>
          </table:table-cell>
          <table:table-cell table:formula="of:=[.A7]*LOG([.A7])" office:value-type="float" office:value="1991.56862800998" calcext:value-type="float">
            <text:p>1991.56862801</text:p>
          </table:table-cell>
          <table:table-cell table:formula="of:=[.B7]/[.C7]" office:value-type="float" office:value="4.50448951335613" calcext:value-type="float">
            <text:p>4.50448951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54" calcext:value-type="float">
            <text:p>10554</text:p>
          </table:table-cell>
          <table:table-cell table:formula="of:=[.A8]*LOG([.A8])" office:value-type="float" office:value="2322.47198959355" calcext:value-type="float">
            <text:p>2322.4719895936</text:p>
          </table:table-cell>
          <table:table-cell table:formula="of:=[.B8]/[.C8]" office:value-type="float" office:value="4.54429592575926" calcext:value-type="float">
            <text:p>4.54429592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982" calcext:value-type="float">
            <text:p>11982</text:p>
          </table:table-cell>
          <table:table-cell table:formula="of:=[.A9]*LOG([.A9])" office:value-type="float" office:value="2658.81825849539" calcext:value-type="float">
            <text:p>2658.8182584954</text:p>
          </table:table-cell>
          <table:table-cell table:formula="of:=[.B9]/[.C9]" office:value-type="float" office:value="4.50651335860035" calcext:value-type="float">
            <text:p>4.50651335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61" calcext:value-type="float">
            <text:p>13561</text:p>
          </table:table-cell>
          <table:table-cell table:formula="of:=[.A10]*LOG([.A10])" office:value-type="float" office:value="3000" calcext:value-type="float">
            <text:p>3000</text:p>
          </table:table-cell>
          <table:table-cell table:formula="of:=[.B10]/[.C10]" office:value-type="float" office:value="4.52033333333333" calcext:value-type="float">
            <text:p>4.520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30" calcext:value-type="float">
            <text:p>30030</text:p>
          </table:table-cell>
          <table:table-cell table:formula="of:=[.A11]*LOG([.A11])" office:value-type="float" office:value="6602.05999132796" calcext:value-type="float">
            <text:p>6602.059991328</text:p>
          </table:table-cell>
          <table:table-cell table:formula="of:=[.B11]/[.C11]" office:value-type="float" office:value="4.54858029758067" calcext:value-type="float">
            <text:p>4.5485802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04:51:56.880915094</meta:creation-date>
    <dc:date>2015-10-25T04:56:33.369984870</dc:date>
    <meta:editing-duration>P0D</meta:editing-duration>
    <meta:editing-cycles>1</meta:editing-cycles>
    <meta:document-statistic meta:table-count="1" meta:cell-count="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1:Sheet1.B11" svg:x="0.319cm" svg:y="0.18cm" svg:width="13.097cm" svg:height="8.645cm">
          <chartooo:coordinate-region svg:x="1.496cm" svg:y="0.379cm" svg:width="11.54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" chart:class="chart:scatter">
            <chart:domain table:cell-range-address="Sheet1.A1:Sheet1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11</svg:desc>
                </draw:g>
              </table:table-cell>
              <table:table-cell office:value-type="float" office:value="907">
                <text:p>907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30030">
                <text:p>30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